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fo:margin-bottom="0.353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P2" style:family="paragraph" style:parent-style-name="Standard">
      <style:paragraph-properties fo:text-align="justify" fo:break-before="auto" fo:line-height="115%" fo:margin-bottom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P3" style:family="paragraph" style:parent-style-name="Standard">
      <style:paragraph-properties fo:text-align="justify" fo:break-before="auto" fo:line-height="115%" fo:margin-bottom="0.353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P4" style:family="paragraph" style:parent-style-name="Standard">
      <style:paragraph-properties fo:text-align="justify" fo:break-before="auto" fo:line-height="115%" fo:margin-bottom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P5" style:family="paragraph" style:parent-style-name="Standard">
      <style:paragraph-properties fo:text-align="justify" fo:break-before="auto" fo:line-height="115%" fo:margin-bottom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P6" style:family="paragraph" style:parent-style-name="Standard">
      <style:paragraph-properties fo:text-align="justify" fo:break-before="auto" fo:line-height="115%" fo:margin-bottom="0.353cm" style:writing-mode="lr-tb"/>
    </style:style>
    <style:style style:name="P7" style:family="paragraph" style:parent-style-name="Standard">
      <style:paragraph-properties fo:text-align="justify" fo:break-before="auto" fo:line-height="115%" fo:margin-bottom="0.353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>
      <style:text-properties fo:color="#1155cc" style:text-underline-style="solid" style:text-underline-color="font-color"/>
    </style:style>
    <style:style style:name="T7_37" style:family="text"/>
    <style:style style:name="T7_38" style:family="text">
      <style:text-properties fo:color="#1155cc" style:text-underline-style="solid" style:text-underline-color="font-color"/>
    </style:style>
    <style:style style:name="T7_39" style:family="text"/>
    <style:style style:name="T7_4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text-align="justify" fo:break-before="auto" fo:line-height="115%" fo:margin-bottom="0.353cm" style:writing-mode="lr-tb"/>
    </style:style>
  </office:automatic-styles>
  <office:body>
    <office:text>
      <text:p text:style-name="P1"><text:span text:style-name="T1_1">W</text:span><text:span text:style-name="T1_2"><text:s/></text:span><text:span text:style-name="T1_3">mediach</text:span><text:span text:style-name="T1_4"><text:s/></text:span><text:span text:style-name="T1_5">często</text:span><text:span text:style-name="T1_6"><text:s/></text:span><text:span text:style-name="T1_7">się</text:span><text:span text:style-name="T1_8"><text:s/></text:span><text:span text:style-name="T1_9">słyszy</text:span><text:span text:style-name="T1_10"><text:s/></text:span><text:span text:style-name="T1_11">o</text:span><text:span text:style-name="T1_12"><text:s/></text:span><text:span text:style-name="T1_13">tym</text:span><text:span text:style-name="T1_14">,<text:s/></text:span><text:span text:style-name="T1_15">że</text:span><text:span text:style-name="T1_16"><text:s/></text:span><text:span text:style-name="T1_17">dzisiejsza</text:span><text:span text:style-name="T1_18"><text:s/></text:span><text:span text:style-name="T1_19">młodzież</text:span><text:span text:style-name="T1_20"><text:s/></text:span><text:span text:style-name="T1_21">nie</text:span><text:span text:style-name="T1_22"><text:s/></text:span><text:span text:style-name="T1_23">uznaje</text:span><text:span text:style-name="T1_24"><text:s/></text:span><text:span text:style-name="T1_25">autorytetów</text:span><text:span text:style-name="T1_26">.<text:s/></text:span><text:span text:style-name="T1_27">Przedstawia</text:span><text:span text:style-name="T1_28"><text:s/></text:span><text:span text:style-name="T1_29">się</text:span><text:span text:style-name="T1_30"><text:s/></text:span><text:span text:style-name="T1_31">to</text:span><text:span text:style-name="T1_32"><text:s/></text:span><text:span text:style-name="T1_33">jako</text:span><text:span text:style-name="T1_34"><text:s/></text:span><text:span text:style-name="T1_35">zjawisko</text:span><text:span text:style-name="T1_36"><text:s/></text:span><text:span text:style-name="T1_37">złe</text:span><text:span text:style-name="T1_38"><text:s/></text:span><text:span text:style-name="T1_39">i</text:span><text:span text:style-name="T1_40"><text:s/></text:span><text:span text:style-name="T1_41">niepożądane</text:span><text:span text:style-name="T1_42">.<text:s/></text:span><text:span text:style-name="T1_43">To</text:span><text:span text:style-name="T1_44"><text:s/></text:span><text:span text:style-name="T1_45">zabawne</text:span><text:span text:style-name="T1_46">,<text:s/></text:span><text:span text:style-name="T1_47">zważywszy</text:span><text:span text:style-name="T1_48"><text:s/></text:span><text:span text:style-name="T1_49">na</text:span><text:span text:style-name="T1_50"><text:s/></text:span><text:span text:style-name="T1_51">to</text:span><text:span text:style-name="T1_52">,<text:s/></text:span><text:span text:style-name="T1_53">że</text:span><text:span text:style-name="T1_54"><text:s/></text:span><text:span text:style-name="T1_55">to</text:span><text:span text:style-name="T1_56"><text:s/></text:span><text:span text:style-name="T1_57">właśnie</text:span><text:span text:style-name="T1_58"><text:s/></text:span><text:span text:style-name="T1_59">w</text:span><text:span text:style-name="T1_60"><text:s/></text:span><text:span text:style-name="T1_61">dobie</text:span><text:span text:style-name="T1_62"><text:s/></text:span><text:span text:style-name="T1_63">globalizacji</text:span><text:span text:style-name="T1_64">,<text:s/></text:span><text:span text:style-name="T1_65">powszechnym</text:span><text:span text:style-name="T1_66"><text:s/></text:span><text:span text:style-name="T1_67">dostępie</text:span><text:span text:style-name="T1_68"><text:s/></text:span><text:span text:style-name="T1_69">do</text:span><text:span text:style-name="T1_70"><text:s/></text:span><text:span text:style-name="T1_71">telewizji</text:span><text:span text:style-name="T1_72">,<text:s/></text:span><text:span text:style-name="T1_73">prasy</text:span><text:span text:style-name="T1_74">,<text:s/></text:span><text:span text:style-name="T1_75">radia</text:span><text:span text:style-name="T1_76"><text:s/></text:span><text:span text:style-name="T1_77">i</text:span><text:span text:style-name="T1_78"><text:s/></text:span><text:span text:style-name="T1_79">Internetu</text:span><text:span text:style-name="T1_80"><text:s/></text:span><text:span text:style-name="T1_81">doszukałabym</text:span><text:span text:style-name="T1_82"><text:s/></text:span><text:span text:style-name="T1_83">się</text:span><text:span text:style-name="T1_84"><text:s/></text:span><text:span text:style-name="T1_85">przyczyny</text:span><text:span text:style-name="T1_86"><text:s/></text:span><text:span text:style-name="T1_87">takiego</text:span><text:span text:style-name="T1_88">,<text:s/></text:span><text:span text:style-name="T1_89">a</text:span><text:span text:style-name="T1_90"><text:s/></text:span><text:span text:style-name="T1_91">nie</text:span><text:span text:style-name="T1_92"><text:s/></text:span><text:span text:style-name="T1_93">innego</text:span><text:span text:style-name="T1_94"><text:s/></text:span><text:span text:style-name="T1_95">stanu</text:span><text:span text:style-name="T1_96"><text:s/></text:span><text:span text:style-name="T1_97">rzeczy</text:span><text:span text:style-name="T1_98">.<text:s/></text:span><text:span text:style-name="T1_99">Co</text:span><text:span text:style-name="T1_100"><text:s/></text:span><text:span text:style-name="T1_101">więcej</text:span><text:span text:style-name="T1_102">,<text:s/></text:span><text:span text:style-name="T1_103">wcale</text:span><text:span text:style-name="T1_104"><text:s/></text:span><text:span text:style-name="T1_105">nie</text:span><text:span text:style-name="T1_106"><text:s/></text:span><text:span text:style-name="T1_107">uważam</text:span><text:span text:style-name="T1_108"><text:s/></text:span><text:span text:style-name="T1_109">tego</text:span><text:span text:style-name="T1_110"><text:s/></text:span><text:span text:style-name="T1_111">za</text:span><text:span text:style-name="T1_112"><text:s/></text:span><text:span text:style-name="T1_113">zmianę</text:span><text:span text:style-name="T1_114"><text:s/></text:span><text:span text:style-name="T1_115">na</text:span><text:span text:style-name="T1_116"><text:s/></text:span><text:span text:style-name="T1_117">gorsze</text:span><text:span text:style-name="T1_118">.</text:span></text:p>
      <text:p text:style-name="P2"><text:span text:style-name="T2_1">Kiedyś</text:span><text:span text:style-name="T2_2"><text:s/></text:span><text:span text:style-name="T2_3">nie</text:span><text:span text:style-name="T2_4"><text:s/></text:span><text:span text:style-name="T2_5">słyszało</text:span><text:span text:style-name="T2_6"><text:s/></text:span><text:span text:style-name="T2_7">się</text:span><text:span text:style-name="T2_8"><text:s/></text:span><text:span text:style-name="T2_9">o</text:span><text:span text:style-name="T2_10"><text:s/></text:span><text:span text:style-name="T2_11">wszystkich</text:span><text:span text:style-name="T2_12"><text:s/></text:span><text:span text:style-name="T2_13">grzeszkach</text:span><text:span text:style-name="T2_14"><text:s/></text:span><text:span text:style-name="T2_15">znanych</text:span><text:span text:style-name="T2_16"><text:s/></text:span><text:span text:style-name="T2_17">ludzi</text:span><text:span text:style-name="T2_18">.<text:s/></text:span><text:span text:style-name="T2_19">Dzisiaj</text:span><text:span text:style-name="T2_20"><text:s/></text:span><text:span text:style-name="T2_21">dziennikarze</text:span><text:span text:style-name="T2_22"><text:s/></text:span><text:span text:style-name="T2_23">próbują</text:span><text:span text:style-name="T2_24"><text:s/></text:span><text:span text:style-name="T2_25">wydobyć</text:span><text:span text:style-name="T2_26"><text:s/></text:span><text:span text:style-name="T2_27">sekrety</text:span><text:span text:style-name="T2_28"><text:s/></text:span><text:span text:style-name="T2_29">każdego</text:span><text:span text:style-name="T2_30"><text:s/></text:span><text:span text:style-name="T2_31">i</text:span><text:span text:style-name="T2_32"><text:s/></text:span><text:span text:style-name="T2_33">czasami</text:span><text:span text:style-name="T2_34"><text:s/></text:span><text:span text:style-name="T2_35">im</text:span><text:span text:style-name="T2_36"><text:s/></text:span><text:span text:style-name="T2_37">się</text:span><text:span text:style-name="T2_38"><text:s/></text:span><text:span text:style-name="T2_39">to</text:span><text:span text:style-name="T2_40"><text:s/></text:span><text:span text:style-name="T2_41">udaje</text:span><text:span text:style-name="T2_42">.<text:s/></text:span><text:span text:style-name="T2_43">Zastraszone</text:span><text:span text:style-name="T2_44"><text:s/></text:span><text:span text:style-name="T2_45">ofiary</text:span><text:span text:style-name="T2_46"><text:s/></text:span><text:span text:style-name="T2_47">zaczynają</text:span><text:span text:style-name="T2_48"><text:s/></text:span><text:span text:style-name="T2_49">otwarcie</text:span><text:span text:style-name="T2_50"><text:s/></text:span><text:span text:style-name="T2_51">mówić</text:span><text:span text:style-name="T2_52"><text:s/></text:span><text:span text:style-name="T2_53">o</text:span><text:span text:style-name="T2_54"><text:s/></text:span><text:span text:style-name="T2_55">swoich</text:span><text:span text:style-name="T2_56"><text:s/></text:span><text:span text:style-name="T2_57">przejściach</text:span><text:span text:style-name="T2_58"><text:s/></text:span><text:span text:style-name="T2_59">i</text:span><text:span text:style-name="T2_60"><text:s/></text:span><text:span text:style-name="T2_61">nagle</text:span><text:span text:style-name="T2_62"><text:s/></text:span><text:span text:style-name="T2_63">okazuje</text:span><text:span text:style-name="T2_64"><text:s/></text:span><text:span text:style-name="T2_65">się</text:span><text:span text:style-name="T2_66">,<text:s/></text:span><text:span text:style-name="T2_67">że</text:span><text:span text:style-name="T2_68"><text:s/></text:span><text:span text:style-name="T2_69">wielki</text:span><text:span text:style-name="T2_70"><text:s/></text:span><text:span text:style-name="T2_71">aktor</text:span><text:span text:style-name="T2_72">,<text:s/></text:span><text:span text:style-name="T2_73">dostojnik</text:span><text:span text:style-name="T2_74"><text:s/></text:span><text:span text:style-name="T2_75">kościelny</text:span><text:span text:style-name="T2_76"><text:s/></text:span><text:span text:style-name="T2_77">czy</text:span><text:span text:style-name="T2_78"><text:s/></text:span><text:span text:style-name="T2_79">inna</text:span><text:span text:style-name="T2_80"><text:s/></text:span><text:span text:style-name="T2_81">osoba</text:span><text:span text:style-name="T2_82"><text:s/></text:span><text:span text:style-name="T2_83">ciesząca</text:span><text:span text:style-name="T2_84"><text:s/></text:span><text:span text:style-name="T2_85">się</text:span><text:span text:style-name="T2_86"><text:s/></text:span><text:span text:style-name="T2_87">uznaniem</text:span><text:span text:style-name="T2_88"><text:s/></text:span><text:span text:style-name="T2_89">społeczeństwa</text:span><text:span text:style-name="T2_90"><text:s/></text:span><text:span text:style-name="T2_91">nie</text:span><text:span text:style-name="T2_92"><text:s/></text:span><text:span text:style-name="T2_93">tylko</text:span><text:span text:style-name="T2_94"><text:s/></text:span><text:span text:style-name="T2_95">nie</text:span><text:span text:style-name="T2_96"><text:s/></text:span><text:span text:style-name="T2_97">była</text:span><text:span text:style-name="T2_98"><text:s/></text:span><text:span text:style-name="T2_99">kryształowa</text:span><text:span text:style-name="T2_100">,<text:s/></text:span><text:span text:style-name="T2_101">ale</text:span><text:span text:style-name="T2_102"><text:s/></text:span><text:span text:style-name="T2_103">wręcz</text:span><text:span text:style-name="T2_104"><text:s/></text:span><text:span text:style-name="T2_105">skrywała</text:span><text:span text:style-name="T2_106"><text:s/></text:span><text:span text:style-name="T2_107">w</text:span><text:span text:style-name="T2_108"><text:s/></text:span><text:span text:style-name="T2_109">sobie</text:span><text:span text:style-name="T2_110"><text:s/></text:span><text:span text:style-name="T2_111">więcej</text:span><text:span text:style-name="T2_112"><text:s/></text:span><text:span text:style-name="T2_113">mroku</text:span><text:span text:style-name="T2_114"><text:s/></text:span><text:span text:style-name="T2_115">niż</text:span><text:span text:style-name="T2_116"><text:s/></text:span><text:span text:style-name="T2_117">przeciętny</text:span><text:span text:style-name="T2_118"><text:s/></text:span><text:span text:style-name="T2_119">człowiek</text:span><text:span text:style-name="T2_120">.<text:s/></text:span><text:span text:style-name="T2_121">A</text:span><text:span text:style-name="T2_122"><text:s/></text:span><text:span text:style-name="T2_123">kiedy</text:span><text:span text:style-name="T2_124"><text:s/></text:span><text:span text:style-name="T2_125">okazuje</text:span><text:span text:style-name="T2_126"><text:s/></text:span><text:span text:style-name="T2_127">się</text:span><text:span text:style-name="T2_128">,<text:s/></text:span><text:span text:style-name="T2_129">że</text:span><text:span text:style-name="T2_130"><text:s/></text:span><text:span text:style-name="T2_131">papież</text:span><text:span text:style-name="T2_132"><text:s/></text:span><text:span text:style-name="T2_133">tuszował</text:span><text:span text:style-name="T2_134"><text:s/></text:span><text:span text:style-name="T2_135">afery</text:span><text:span text:style-name="T2_136"><text:s/></text:span><text:span text:style-name="T2_137">pedofilskie</text:span><text:span text:style-name="T2_138"><text:s/></text:span><text:span text:style-name="T2_139">w</text:span><text:span text:style-name="T2_140"><text:s/></text:span><text:span text:style-name="T2_141">Kościele</text:span><text:span text:style-name="T2_142">,<text:s/></text:span><text:span text:style-name="T2_143">zaś</text:span><text:span text:style-name="T2_144"><text:s/></text:span><text:span text:style-name="T2_145">znany</text:span><text:span text:style-name="T2_146"><text:s/></text:span><text:span text:style-name="T2_147">celebryta</text:span><text:span text:style-name="T2_148"><text:s/></text:span><text:span text:style-name="T2_149">gwałcił</text:span><text:span text:style-name="T2_150"><text:s/></text:span><text:span text:style-name="T2_151">dzieci</text:span><text:span text:style-name="T2_152">,<text:s/></text:span><text:span text:style-name="T2_153">to</text:span><text:span text:style-name="T2_154"><text:s/></text:span><text:span text:style-name="T2_155">ciężko</text:span><text:span text:style-name="T2_156"><text:s/></text:span><text:span text:style-name="T2_157">o</text:span><text:span text:style-name="T2_158"><text:s/></text:span><text:span text:style-name="T2_159">wiarę</text:span><text:span text:style-name="T2_160"><text:s/></text:span><text:span text:style-name="T2_161">w</text:span><text:span text:style-name="T2_162"><text:s/></text:span><text:span text:style-name="T2_163">ludzi</text:span><text:span text:style-name="T2_164"><text:s/></text:span><text:span text:style-name="T2_165">i</text:span><text:span text:style-name="T2_166"><text:s/></text:span><text:span text:style-name="T2_167">świat</text:span><text:span text:style-name="T2_168">.</text:span></text:p>
      <text:p text:style-name="P3"><text:span text:style-name="T3_1">Nie</text:span><text:span text:style-name="T3_2"><text:s/></text:span><text:span text:style-name="T3_3">ma</text:span><text:span text:style-name="T3_4"><text:s/></text:span><text:span text:style-name="T3_5">ludzi</text:span><text:span text:style-name="T3_6"><text:s/></text:span><text:span text:style-name="T3_7">idealnych</text:span><text:span text:style-name="T3_8">,<text:s/></text:span><text:span text:style-name="T3_9">nie</text:span><text:span text:style-name="T3_10"><text:s/></text:span><text:span text:style-name="T3_11">ma</text:span><text:span text:style-name="T3_12"><text:s/></text:span><text:span text:style-name="T3_13">ludzi</text:span><text:span text:style-name="T3_14"><text:s/></text:span><text:span text:style-name="T3_15">kryształowych</text:span><text:span text:style-name="T3_16">.<text:s/></text:span><text:span text:style-name="T3_17">Są</text:span><text:span text:style-name="T3_18"><text:s/></text:span><text:span text:style-name="T3_19">tylko</text:span><text:span text:style-name="T3_20"><text:s/></text:span><text:span text:style-name="T3_21">odcienie</text:span><text:span text:style-name="T3_22"><text:s/></text:span><text:span text:style-name="T3_23">szarości</text:span><text:span text:style-name="T3_24">,<text:s/></text:span><text:span text:style-name="T3_25">a</text:span><text:span text:style-name="T3_26"><text:s/></text:span><text:span text:style-name="T3_27">ciężko</text:span><text:span text:style-name="T3_28"><text:s/></text:span><text:span text:style-name="T3_29">podziwiać</text:span><text:span text:style-name="T3_30"><text:s/></text:span><text:span text:style-name="T3_31">kogoś</text:span><text:span text:style-name="T3_32">,<text:s/></text:span><text:span text:style-name="T3_33">kto</text:span><text:span text:style-name="T3_34"><text:s/></text:span><text:span text:style-name="T3_35">jest</text:span><text:span text:style-name="T3_36"><text:s/></text:span><text:span text:style-name="T3_37">takim</text:span><text:span text:style-name="T3_38"><text:s/></text:span><text:span text:style-name="T3_39">samym</text:span><text:span text:style-name="T3_40"><text:s/></text:span><text:span text:style-name="T3_41">człowiekiem</text:span><text:span text:style-name="T3_42"><text:s/></text:span><text:span text:style-name="T3_43">jak</text:span><text:span text:style-name="T3_44"><text:s/></text:span><text:span text:style-name="T3_45">my</text:span><text:span text:style-name="T3_46">.<text:s/></text:span><text:span text:style-name="T3_47">Czasami</text:span><text:span text:style-name="T3_48"><text:s/></text:span><text:span text:style-name="T3_49">podziw</text:span><text:span text:style-name="T3_50">,<text:s/></text:span><text:span text:style-name="T3_51">jaki</text:span><text:span text:style-name="T3_52"><text:s/></text:span><text:span text:style-name="T3_53">czujemy</text:span><text:span text:style-name="T3_54">,<text:s/></text:span><text:span text:style-name="T3_55">zaślepia</text:span><text:span text:style-name="T3_56"><text:s/></text:span><text:span text:style-name="T3_57">nas</text:span><text:span text:style-name="T3_58"><text:s/></text:span><text:span text:style-name="T3_59">i</text:span><text:span text:style-name="T3_60"><text:s/></text:span><text:span text:style-name="T3_61">nie</text:span><text:span text:style-name="T3_62"><text:s/></text:span><text:span text:style-name="T3_63">widzimy</text:span><text:span text:style-name="T3_64"><text:s/></text:span><text:span text:style-name="T3_65">przywar</text:span><text:span text:style-name="T3_66"><text:s/></text:span><text:span text:style-name="T3_67">tej</text:span><text:span text:style-name="T3_68"><text:s/></text:span><text:span text:style-name="T3_69">drugiej</text:span><text:span text:style-name="T3_70"><text:s/></text:span><text:span text:style-name="T3_71">osoby</text:span><text:span text:style-name="T3_72">.<text:s/></text:span><text:span text:style-name="T3_73">Jest</text:span><text:span text:style-name="T3_74"><text:s/></text:span><text:span text:style-name="T3_75">to</text:span><text:span text:style-name="T3_76"><text:s/></text:span><text:span text:style-name="T3_77">zjawisko</text:span><text:span text:style-name="T3_78"><text:s/></text:span><text:span text:style-name="T3_79">powszechnie</text:span><text:span text:style-name="T3_80"><text:s/></text:span><text:span text:style-name="T3_81">znane</text:span><text:span text:style-name="T3_82"><text:s/></text:span><text:span text:style-name="T3_83">i</text:span><text:span text:style-name="T3_84"><text:s/></text:span><text:span text:style-name="T3_85">dość</text:span><text:span text:style-name="T3_86"><text:s/></text:span><text:span text:style-name="T3_87">częste</text:span><text:span text:style-name="T3_88">.<text:s/></text:span><text:span text:style-name="T3_89">Później</text:span><text:span text:style-name="T3_90"><text:s/></text:span><text:span text:style-name="T3_91">następuje</text:span><text:span text:style-name="T3_92"><text:s/></text:span><text:span text:style-name="T3_93">ogromne</text:span><text:span text:style-name="T3_94"><text:s/></text:span><text:span text:style-name="T3_95">rozczarowanie</text:span><text:span text:style-name="T3_96">,<text:s/></text:span><text:span text:style-name="T3_97">często</text:span><text:span text:style-name="T3_98"><text:s/></text:span><text:span text:style-name="T3_99">wyparcie</text:span><text:span text:style-name="T3_100">.<text:s/></text:span><text:span text:style-name="T3_101">Nic</text:span><text:span text:style-name="T3_102"><text:s/></text:span><text:span text:style-name="T3_103">dziwnego</text:span><text:span text:style-name="T3_104">,<text:s/></text:span><text:span text:style-name="T3_105">w</text:span><text:span text:style-name="T3_106"><text:s/></text:span><text:span text:style-name="T3_107">końcu</text:span><text:span text:style-name="T3_108"><text:s/></text:span><text:span text:style-name="T3_109">właśnie</text:span><text:span text:style-name="T3_110"><text:s/></text:span><text:span text:style-name="T3_111">runął</text:span><text:span text:style-name="T3_112"><text:s/></text:span><text:span text:style-name="T3_113">nasz</text:span><text:span text:style-name="T3_114"><text:s/></text:span><text:span text:style-name="T3_115">światopogląd</text:span><text:span text:style-name="T3_116">.<text:s/></text:span><text:span text:style-name="T3_117">Nie</text:span><text:span text:style-name="T3_118"><text:s/></text:span><text:span text:style-name="T3_119">dziwota</text:span><text:span text:style-name="T3_120">,<text:s/></text:span><text:span text:style-name="T3_121">że</text:span><text:span text:style-name="T3_122"><text:s/></text:span><text:span text:style-name="T3_123">młodzi</text:span><text:span text:style-name="T3_124"><text:s/></text:span><text:span text:style-name="T3_125">po</text:span><text:span text:style-name="T3_126"><text:s/></text:span><text:span text:style-name="T3_127">pierwszych</text:span><text:span text:style-name="T3_128"><text:s/></text:span><text:span text:style-name="T3_129">zderzeniach</text:span><text:span text:style-name="T3_130"><text:s/></text:span><text:span text:style-name="T3_131">z</text:span><text:span text:style-name="T3_132"><text:s/></text:span><text:span text:style-name="T3_133">rzeczywistością</text:span><text:span text:style-name="T3_134"><text:s/></text:span><text:span text:style-name="T3_135">są</text:span><text:span text:style-name="T3_136"><text:s/></text:span><text:span text:style-name="T3_137">niechętni</text:span><text:span text:style-name="T3_138"><text:s/></text:span><text:span text:style-name="T3_139">temu</text:span><text:span text:style-name="T3_140">,<text:s/></text:span><text:span text:style-name="T3_141">by</text:span><text:span text:style-name="T3_142"><text:s/></text:span><text:span text:style-name="T3_143">znowu</text:span><text:span text:style-name="T3_144"><text:s/></text:span><text:span text:style-name="T3_145">w</text:span><text:span text:style-name="T3_146"><text:s/></text:span><text:span text:style-name="T3_147">kogoś</text:span><text:span text:style-name="T3_148"><text:s/></text:span><text:span text:style-name="T3_149">uwierzyć</text:span><text:span text:style-name="T3_150">.</text:span></text:p>
      <text:p text:style-name="P4"><text:span text:style-name="T4_1">W</text:span><text:span text:style-name="T4_2"><text:s/></text:span><text:span text:style-name="T4_3">naszym</text:span><text:span text:style-name="T4_4"><text:s/></text:span><text:span text:style-name="T4_5">fandomie</text:span><text:span text:style-name="T4_6"><text:s/></text:span><text:span text:style-name="T4_7">nie</text:span><text:span text:style-name="T4_8"><text:s/></text:span><text:span text:style-name="T4_9">brak</text:span><text:span text:style-name="T4_10"><text:s/></text:span><text:span text:style-name="T4_11">ludzi</text:span><text:span text:style-name="T4_12">,<text:s/></text:span><text:span text:style-name="T4_13">którzy</text:span><text:span text:style-name="T4_14"><text:s/></text:span><text:span text:style-name="T4_15">sami</text:span><text:span text:style-name="T4_16"><text:s/></text:span><text:span text:style-name="T4_17">stali</text:span><text:span text:style-name="T4_18"><text:s/></text:span><text:span text:style-name="T4_19">się</text:span><text:span text:style-name="T4_20"><text:s/></text:span><text:span text:style-name="T4_21">autorytetami</text:span><text:span text:style-name="T4_22"><text:s/></text:span><text:span text:style-name="T4_23">dla</text:span><text:span text:style-name="T4_24"><text:s/></text:span><text:span text:style-name="T4_25">wielu</text:span><text:span text:style-name="T4_26"><text:s/></text:span><text:span text:style-name="T4_27">innych</text:span><text:span text:style-name="T4_28">.<text:s/></text:span><text:span text:style-name="T4_29">Wielu</text:span><text:span text:style-name="T4_30"><text:s/></text:span><text:span text:style-name="T4_31">z</text:span><text:span text:style-name="T4_32"><text:s/></text:span><text:span text:style-name="T4_33">nich</text:span><text:span text:style-name="T4_34"><text:s/></text:span><text:span text:style-name="T4_35">nie</text:span><text:span text:style-name="T4_36"><text:s/></text:span><text:span text:style-name="T4_37">reprezentuje</text:span><text:span text:style-name="T4_38"><text:s/></text:span><text:span text:style-name="T4_39">sobą</text:span><text:span text:style-name="T4_40"><text:s/></text:span><text:span text:style-name="T4_41">zbyt</text:span><text:span text:style-name="T4_42"><text:s/></text:span><text:span text:style-name="T4_43">dużo</text:span><text:span text:style-name="T4_44">,<text:s/></text:span><text:span text:style-name="T4_45">a</text:span><text:span text:style-name="T4_46"><text:s/></text:span><text:span text:style-name="T4_47">doskonały</text:span><text:span text:style-name="T4_48"><text:s/></text:span><text:span text:style-name="T4_49">nikt</text:span><text:span text:style-name="T4_50"><text:s/></text:span><text:span text:style-name="T4_51">nie</text:span><text:span text:style-name="T4_52"><text:s/></text:span><text:span text:style-name="T4_53">jest</text:span><text:span text:style-name="T4_54">.<text:s/></text:span><text:span text:style-name="T4_55">Sama</text:span><text:span text:style-name="T4_56"><text:s/></text:span><text:span text:style-name="T4_57">stałam</text:span><text:span text:style-name="T4_58"><text:s/></text:span><text:span text:style-name="T4_59">się</text:span><text:span text:style-name="T4_60"><text:s/></text:span><text:span text:style-name="T4_61">właśnie</text:span><text:span text:style-name="T4_62"><text:s/></text:span><text:span text:style-name="T4_63">taką</text:span><text:span text:style-name="T4_64"><text:s/>“</text:span><text:span text:style-name="T4_65">wyrocznią</text:span><text:span text:style-name="T4_66">”<text:s/></text:span><text:span text:style-name="T4_67">w</text:span><text:span text:style-name="T4_68"><text:s/></text:span><text:span text:style-name="T4_69">sprawach</text:span><text:span text:style-name="T4_70"><text:s/></text:span><text:span text:style-name="T4_71">fanfików</text:span><text:span text:style-name="T4_72">.<text:s/></text:span><text:span text:style-name="T4_73">Niesłusznie</text:span><text:span text:style-name="T4_74">.<text:s/></text:span><text:span text:style-name="T4_75">Jestem</text:span><text:span text:style-name="T4_76"><text:s/></text:span><text:span text:style-name="T4_77">tylko</text:span><text:span text:style-name="T4_78"><text:s/></text:span><text:span text:style-name="T4_79">człowiekiem</text:span><text:span text:style-name="T4_80">,<text:s/></text:span><text:span text:style-name="T4_81">istotą</text:span><text:span text:style-name="T4_82"><text:s/></text:span><text:span text:style-name="T4_83">niedoskonałą</text:span><text:span text:style-name="T4_84">.<text:s/></text:span><text:span text:style-name="T4_85">Mogę</text:span><text:span text:style-name="T4_86"><text:s/></text:span><text:span text:style-name="T4_87">się</text:span><text:span text:style-name="T4_88"><text:s/></text:span><text:span text:style-name="T4_89">mylić</text:span><text:span text:style-name="T4_90"><text:s/></text:span><text:span text:style-name="T4_91">i</text:span><text:span text:style-name="T4_92"><text:s/></text:span><text:span text:style-name="T4_93">czasami</text:span><text:span text:style-name="T4_94"><text:s/></text:span><text:span text:style-name="T4_95">tak</text:span><text:span text:style-name="T4_96"><text:s/></text:span><text:span text:style-name="T4_97">się</text:span><text:span text:style-name="T4_98"><text:s/></text:span><text:span text:style-name="T4_99">dzieje</text:span><text:span text:style-name="T4_100">.<text:s/></text:span><text:span text:style-name="T4_101">Raz</text:span><text:span text:style-name="T4_102"><text:s/></text:span><text:span text:style-name="T4_103">napiszę</text:span><text:span text:style-name="T4_104"><text:s/></text:span><text:span text:style-name="T4_105">lepsze</text:span><text:span text:style-name="T4_106"><text:s/></text:span><text:span text:style-name="T4_107">opowiadanie</text:span><text:span text:style-name="T4_108">,<text:s/></text:span><text:span text:style-name="T4_109">raz</text:span><text:span text:style-name="T4_110"><text:s/></text:span><text:span text:style-name="T4_111">gorsze</text:span><text:span text:style-name="T4_112">,<text:s/></text:span><text:span text:style-name="T4_113">a</text:span><text:span text:style-name="T4_114"><text:s/></text:span><text:span text:style-name="T4_115">raz</text:span><text:span text:style-name="T4_116"><text:s/></text:span><text:span text:style-name="T4_117">coś</text:span><text:span text:style-name="T4_118">,<text:s/></text:span><text:span text:style-name="T4_119">co</text:span><text:span text:style-name="T4_120"><text:s/></text:span><text:span text:style-name="T4_121">zasługuje</text:span><text:span text:style-name="T4_122"><text:s/></text:span><text:span text:style-name="T4_123">na</text:span><text:span text:style-name="T4_124"><text:s/></text:span><text:span text:style-name="T4_125">wyrzucenie</text:span><text:span text:style-name="T4_126"><text:s/></text:span><text:span text:style-name="T4_127">do</text:span><text:span text:style-name="T4_128"><text:s/></text:span><text:span text:style-name="T4_129">śmieci</text:span><text:span text:style-name="T4_130">.<text:s/></text:span><text:span text:style-name="T4_131">To</text:span><text:span text:style-name="T4_132"><text:s/></text:span><text:span text:style-name="T4_133">nie</text:span><text:span text:style-name="T4_134"><text:s/></text:span><text:span text:style-name="T4_135">dotyczy</text:span><text:span text:style-name="T4_136"><text:s/></text:span><text:span text:style-name="T4_137">tylko</text:span><text:span text:style-name="T4_138"><text:s/></text:span><text:span text:style-name="T4_139">mnie</text:span><text:span text:style-name="T4_140">,<text:s/></text:span><text:span text:style-name="T4_141">ale</text:span><text:span text:style-name="T4_142"><text:s/></text:span><text:span text:style-name="T4_143">wszystkich</text:span><text:span text:style-name="T4_144"><text:s/></text:span><text:span text:style-name="T4_145">bronies</text:span><text:span text:style-name="T4_146"><text:s/></text:span><text:span text:style-name="T4_147">w</text:span><text:span text:style-name="T4_148"><text:s/></text:span><text:span text:style-name="T4_149">środowisku</text:span><text:span text:style-name="T4_150">.<text:s/></text:span><text:span text:style-name="T4_151">Niektórzy</text:span><text:span text:style-name="T4_152"><text:s/></text:span><text:span text:style-name="T4_153">otoczeni</text:span><text:span text:style-name="T4_154"><text:s/></text:span><text:span text:style-name="T4_155">swoim</text:span><text:span text:style-name="T4_156"><text:s/></text:span><text:span text:style-name="T4_157">stadkiem</text:span><text:span text:style-name="T4_158"><text:s/></text:span><text:span text:style-name="T4_159">fanów</text:span><text:span text:style-name="T4_160"><text:s/></text:span><text:span text:style-name="T4_161">wręcz</text:span><text:span text:style-name="T4_162"><text:s/></text:span><text:span text:style-name="T4_163">spoczęli</text:span><text:span text:style-name="T4_164"><text:s/></text:span><text:span text:style-name="T4_165">na</text:span><text:span text:style-name="T4_166"><text:s/></text:span><text:span text:style-name="T4_167">laurach</text:span><text:span text:style-name="T4_168">,<text:s/></text:span><text:span text:style-name="T4_169">stali</text:span><text:span text:style-name="T4_170"><text:s/></text:span><text:span text:style-name="T4_171">się</text:span><text:span text:style-name="T4_172"><text:s/></text:span><text:span text:style-name="T4_173">pyszni</text:span><text:span text:style-name="T4_174"><text:s/></text:span><text:span text:style-name="T4_175">i</text:span><text:span text:style-name="T4_176"><text:s/></text:span><text:span text:style-name="T4_177">próżni</text:span><text:span text:style-name="T4_178">.</text:span></text:p>
      <text:p text:style-name="P5"><text:span text:style-name="T5_1">Proszę</text:span><text:span text:style-name="T5_2"><text:s/></text:span><text:span text:style-name="T5_3">was</text:span><text:span text:style-name="T5_4"><text:s/></text:span><text:span text:style-name="T5_5">o</text:span><text:span text:style-name="T5_6"><text:s/></text:span><text:span text:style-name="T5_7">jedno</text:span><text:span text:style-name="T5_8">:<text:s/></text:span><text:span text:style-name="T5_9">o</text:span><text:span text:style-name="T5_10"><text:s/></text:span><text:span text:style-name="T5_11">posiadanie</text:span><text:span text:style-name="T5_12"><text:s/></text:span><text:span text:style-name="T5_13">własnego</text:span><text:span text:style-name="T5_14"><text:s/></text:span><text:span text:style-name="T5_15">zdania</text:span><text:span text:style-name="T5_16"><text:s/></text:span><text:span text:style-name="T5_17">i</text:span><text:span text:style-name="T5_18"><text:s/></text:span><text:span text:style-name="T5_19">zdolności</text:span><text:span text:style-name="T5_20"><text:s/></text:span><text:span text:style-name="T5_21">do</text:span><text:span text:style-name="T5_22"><text:s/></text:span><text:span text:style-name="T5_23">krytycznego</text:span><text:span text:style-name="T5_24"><text:s/></text:span><text:span text:style-name="T5_25">myślenia</text:span><text:span text:style-name="T5_26">.<text:s/></text:span><text:span text:style-name="T5_27">Zawsze</text:span><text:span text:style-name="T5_28"><text:s/></text:span><text:span text:style-name="T5_29">i</text:span><text:span text:style-name="T5_30"><text:s/></text:span><text:span text:style-name="T5_31">wszędzie</text:span><text:span text:style-name="T5_32">.<text:s/></text:span><text:span text:style-name="T5_33">Nie</text:span><text:span text:style-name="T5_34"><text:s/></text:span><text:span text:style-name="T5_35">podążajcie</text:span><text:span text:style-name="T5_36"><text:s/></text:span><text:span text:style-name="T5_37">ślepo</text:span><text:span text:style-name="T5_38"><text:s/></text:span><text:span text:style-name="T5_39">za</text:span><text:span text:style-name="T5_40"><text:s/></text:span><text:span text:style-name="T5_41">kimś</text:span><text:span text:style-name="T5_42">,<text:s/></text:span><text:span text:style-name="T5_43">kto</text:span><text:span text:style-name="T5_44"><text:s/></text:span><text:span text:style-name="T5_45">jest</text:span><text:span text:style-name="T5_46"><text:s/></text:span><text:span text:style-name="T5_47">znany</text:span><text:span text:style-name="T5_48"><text:s/></text:span><text:span text:style-name="T5_49">w</text:span><text:span text:style-name="T5_50"><text:s/></text:span><text:span text:style-name="T5_51">fandomie</text:span><text:span text:style-name="T5_52"><text:s/></text:span><text:span text:style-name="T5_53">tylko</text:span><text:span text:style-name="T5_54"><text:s/></text:span><text:span text:style-name="T5_55">dlatego</text:span><text:span text:style-name="T5_56">,<text:s/></text:span><text:span text:style-name="T5_57">że</text:span><text:span text:style-name="T5_58"><text:s/></text:span><text:span text:style-name="T5_59">jest</text:span><text:span text:style-name="T5_60"><text:s/></text:span><text:span text:style-name="T5_61">znany</text:span><text:span text:style-name="T5_62">.<text:s/></text:span><text:span text:style-name="T5_63">Bądźcie</text:span><text:span text:style-name="T5_64"><text:s/></text:span><text:span text:style-name="T5_65">sobą</text:span><text:span text:style-name="T5_66"><text:s/></text:span><text:span text:style-name="T5_67">i</text:span><text:span text:style-name="T5_68"><text:s/></text:span><text:span text:style-name="T5_69">wytaczajcie</text:span><text:span text:style-name="T5_70"><text:s/></text:span><text:span text:style-name="T5_71">własną</text:span><text:span text:style-name="T5_72"><text:s/></text:span><text:span text:style-name="T5_73">ścieżkę</text:span><text:span text:style-name="T5_74">,<text:s/></text:span><text:span text:style-name="T5_75">a</text:span><text:span text:style-name="T5_76"><text:s/></text:span><text:span text:style-name="T5_77">nie</text:span><text:span text:style-name="T5_78"><text:s/></text:span><text:span text:style-name="T5_79">czyjąś</text:span><text:span text:style-name="T5_80">.<text:s/></text:span><text:span text:style-name="T5_81">Pamiętajcie</text:span><text:span text:style-name="T5_82">,<text:s/></text:span><text:span text:style-name="T5_83">że</text:span><text:span text:style-name="T5_84"><text:s/></text:span><text:span text:style-name="T5_85">nawet</text:span><text:span text:style-name="T5_86"><text:s/></text:span><text:span text:style-name="T5_87">specjalista</text:span><text:span text:style-name="T5_88"><text:s/></text:span><text:span text:style-name="T5_89">w</text:span><text:span text:style-name="T5_90"><text:s/></text:span><text:span text:style-name="T5_91">jakiejś</text:span><text:span text:style-name="T5_92"><text:s/></text:span><text:span text:style-name="T5_93">dziedzinie</text:span><text:span text:style-name="T5_94"><text:s/></text:span><text:span text:style-name="T5_95">może</text:span><text:span text:style-name="T5_96"><text:s/></text:span><text:span text:style-name="T5_97">się</text:span><text:span text:style-name="T5_98"><text:s/></text:span><text:span text:style-name="T5_99">mylić</text:span><text:span text:style-name="T5_100">,<text:s/></text:span><text:span text:style-name="T5_101">bo</text:span><text:span text:style-name="T5_102"><text:s/></text:span><text:span text:style-name="T5_103">też</text:span><text:span text:style-name="T5_104"><text:s/></text:span><text:span text:style-name="T5_105">jest</text:span><text:span text:style-name="T5_106"><text:s/></text:span><text:span text:style-name="T5_107">tylko</text:span><text:span text:style-name="T5_108"><text:s/></text:span><text:span text:style-name="T5_109">człowiekiem</text:span><text:span text:style-name="T5_110">.<text:s/></text:span><text:span text:style-name="T5_111">Nie</text:span><text:span text:style-name="T5_112"><text:s/></text:span><text:span text:style-name="T5_113">znaczy</text:span><text:span text:style-name="T5_114"><text:s/></text:span><text:span text:style-name="T5_115">to</text:span><text:span text:style-name="T5_116">,<text:s/></text:span><text:span text:style-name="T5_117">że</text:span><text:span text:style-name="T5_118"><text:s/></text:span><text:span text:style-name="T5_119">nie</text:span><text:span text:style-name="T5_120"><text:s/></text:span><text:span text:style-name="T5_121">należy</text:span><text:span text:style-name="T5_122"><text:s/></text:span><text:span text:style-name="T5_123">szanować</text:span><text:span text:style-name="T5_124"><text:s/></text:span><text:span text:style-name="T5_125">cudzego</text:span><text:span text:style-name="T5_126"><text:s/></text:span><text:span text:style-name="T5_127">zdania</text:span><text:span text:style-name="T5_128">.<text:s/></text:span><text:span text:style-name="T5_129">Wystarczy</text:span><text:span text:style-name="T5_130"><text:s/></text:span><text:span text:style-name="T5_131">do</text:span><text:span text:style-name="T5_132"><text:s/></text:span><text:span text:style-name="T5_133">wszystkiego</text:span><text:span text:style-name="T5_134"><text:s/></text:span><text:span text:style-name="T5_135">podchodzić</text:span><text:span text:style-name="T5_136"><text:s/></text:span><text:span text:style-name="T5_137">z</text:span><text:span text:style-name="T5_138"><text:s/></text:span><text:span text:style-name="T5_139">głową</text:span><text:span text:style-name="T5_140">.</text:span></text:p>
      <text:p text:style-name="P6"/>
      <text:p text:style-name="P7"><text:span text:style-name="T7_1"><text:a xlink:type="simple" xlink:href="http://cahandariella.deviantart.com/art/What-Are-These-Fur-Balls-586013021"><text:span text:style-name="T7_2">http</text:span></text:a></text:span><text:span text:style-name="T7_3"><text:a xlink:type="simple" xlink:href="http://cahandariella.deviantart.com/art/What-Are-These-Fur-Balls-586013021"><text:span text:style-name="T7_4">://</text:span></text:a></text:span><text:span text:style-name="T7_5"><text:a xlink:type="simple" xlink:href="http://cahandariella.deviantart.com/art/What-Are-These-Fur-Balls-586013021"><text:span text:style-name="T7_6">cahandariella</text:span></text:a></text:span><text:span text:style-name="T7_7"><text:a xlink:type="simple" xlink:href="http://cahandariella.deviantart.com/art/What-Are-These-Fur-Balls-586013021"><text:span text:style-name="T7_8">.</text:span></text:a></text:span><text:span text:style-name="T7_9"><text:a xlink:type="simple" xlink:href="http://cahandariella.deviantart.com/art/What-Are-These-Fur-Balls-586013021"><text:span text:style-name="T7_10">deviantart</text:span></text:a></text:span><text:span text:style-name="T7_11"><text:a xlink:type="simple" xlink:href="http://cahandariella.deviantart.com/art/What-Are-These-Fur-Balls-586013021"><text:span text:style-name="T7_12">.</text:span></text:a></text:span><text:span text:style-name="T7_13"><text:a xlink:type="simple" xlink:href="http://cahandariella.deviantart.com/art/What-Are-These-Fur-Balls-586013021"><text:span text:style-name="T7_14">com</text:span></text:a></text:span><text:span text:style-name="T7_15"><text:a xlink:type="simple" xlink:href="http://cahandariella.deviantart.com/art/What-Are-These-Fur-Balls-586013021"><text:span text:style-name="T7_16">/</text:span></text:a></text:span><text:span text:style-name="T7_17"><text:a xlink:type="simple" xlink:href="http://cahandariella.deviantart.com/art/What-Are-These-Fur-Balls-586013021"><text:span text:style-name="T7_18">art</text:span></text:a></text:span><text:span text:style-name="T7_19"><text:a xlink:type="simple" xlink:href="http://cahandariella.deviantart.com/art/What-Are-These-Fur-Balls-586013021"><text:span text:style-name="T7_20">/</text:span></text:a></text:span><text:span text:style-name="T7_21"><text:a xlink:type="simple" xlink:href="http://cahandariella.deviantart.com/art/What-Are-These-Fur-Balls-586013021"><text:span text:style-name="T7_22">What</text:span></text:a></text:span><text:span text:style-name="T7_23"><text:a xlink:type="simple" xlink:href="http://cahandariella.deviantart.com/art/What-Are-These-Fur-Balls-586013021"><text:span text:style-name="T7_24">-</text:span></text:a></text:span><text:span text:style-name="T7_25"><text:a xlink:type="simple" xlink:href="http://cahandariella.deviantart.com/art/What-Are-These-Fur-Balls-586013021"><text:span text:style-name="T7_26">Are</text:span></text:a></text:span><text:span text:style-name="T7_27"><text:a xlink:type="simple" xlink:href="http://cahandariella.deviantart.com/art/What-Are-These-Fur-Balls-586013021"><text:span text:style-name="T7_28">-</text:span></text:a></text:span><text:span text:style-name="T7_29"><text:a xlink:type="simple" xlink:href="http://cahandariella.deviantart.com/art/What-Are-These-Fur-Balls-586013021"><text:span text:style-name="T7_30">These</text:span></text:a></text:span><text:span text:style-name="T7_31"><text:a xlink:type="simple" xlink:href="http://cahandariella.deviantart.com/art/What-Are-These-Fur-Balls-586013021"><text:span text:style-name="T7_32">-</text:span></text:a></text:span><text:span text:style-name="T7_33"><text:a xlink:type="simple" xlink:href="http://cahandariella.deviantart.com/art/What-Are-These-Fur-Balls-586013021"><text:span text:style-name="T7_34">Fur</text:span></text:a></text:span><text:span text:style-name="T7_35"><text:a xlink:type="simple" xlink:href="http://cahandariella.deviantart.com/art/What-Are-These-Fur-Balls-586013021"><text:span text:style-name="T7_36">-</text:span></text:a></text:span><text:span text:style-name="T7_37"><text:a xlink:type="simple" xlink:href="http://cahandariella.deviantart.com/art/What-Are-These-Fur-Balls-586013021"><text:span text:style-name="T7_38">Balls</text:span></text:a></text:span><text:span text:style-name="T7_39"><text:a xlink:type="simple" xlink:href="http://cahandariella.deviantart.com/art/What-Are-These-Fur-Balls-586013021"><text:span text:style-name="T7_40">-586013021</text:span></text:a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